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E800000233F2B27EC6337F3DAA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08c3" officeooo:paragraph-rsid="001908c3"/>
    </style:style>
    <style:style style:name="P2" style:family="paragraph" style:parent-style-name="Standard">
      <style:text-properties fo:font-style="normal" officeooo:rsid="001908c3" officeooo:paragraph-rsid="001908c3" style:font-style-asian="normal" style:font-style-complex="normal"/>
    </style:style>
    <style:style style:name="P3" style:family="paragraph" style:parent-style-name="Standard">
      <style:text-properties style:font-name="DejaVu Sans" fo:font-size="18pt" officeooo:rsid="001908c3" officeooo:paragraph-rsid="001908c3" style:font-size-asian="18pt" style:font-size-complex="18pt"/>
    </style:style>
    <style:style style:name="T1" style:family="text">
      <style:text-properties officeooo:rsid="001c2329"/>
    </style:style>
    <style:style style:name="fr1" style:family="graphic" style:parent-style-name="Graphics">
      <style:graphic-properties fo:padding="0.0201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is is a <text:span text:style-name="T1">LibreOffice Writer</text:span> File</text:p>
      <text:p text:style-name="P1"/>
      <text:p text:style-name="P2"><draw:frame draw:style-name="fr1" draw:name="Image1" text:anchor-type="paragraph" svg:width="6.9252in" svg:height="3.8984in" draw:z-index="0"><draw:image xlink:href="Pictures/10000000000003E800000233F2B27EC6337F3DAA.jpg" xlink:type="simple" xlink:show="embed" xlink:actuate="onLoad"/></draw:frame></text:p>
      <text:p text:style-name="P2">Gus on the rec pat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13:01:06.892189724</meta:creation-date>
    <dc:date>2018-04-07T16:42:23.585436198</dc:date>
    <meta:editing-duration>PT54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1" meta:paragraph-count="2" meta:word-count="11" meta:character-count="53" meta:non-whitespace-character-count="44"/>
  </office:meta>
</office:document-meta>
</file>